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Times New Roman" svg:font-family="Times New Roman"/>
  </office:font-face-decls>
  <office:automatic-styles>
    <style:style style:name="P1" style:family="paragraph" style:parent-style-name="Standard">
      <style:text-properties fo:font-size="12pt" style:font-name="Times New Roman" fo:color="#009900" style:text-underline-style="dotted" style:text-underline-color="#009999" style:text-underline-width="2pt"/>
    </style:style>
    <style:style style:name="P2" style:family="paragraph" style:parent-style-name="Standard">
      <style:text-properties fo:font-weight="" fo:font-style="" style:font-name="Times New Roman" fo:font-size="12pt" fo:background-color="" fo:color="#009900" style:line-height="" style:text-underline-style="dotted" style:text-underline-width="2pt" style:text-underline-color="#009999"/>
    </style:style>
    <style:style style:name="T3" style:family="paragraph" style:parent-style-name="Standard">
      <style:text-properties fo:color="#000099"/>
    </style:style>
    <style:style style:name="A4" style:family="paragraph" style:parent-style-name="Standard">
      <style:text-properties style:text-underline-color="#99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Heading <text:a xlink:href="http://ya.ru" xlink:type="simple" office:target-frame-name="" office:name="" text:style-name="A4">Ya.ru</text:a></text:h>
      <text:p text:style-name="P1">Paragraph 1 <text:a xlink:href="http://ya.ruasdfasdfasdfasdfasdfasdfasdfasdfasdfasdf" xlink:type="simple" office:target-frame-name="_self" office:name="link"><text:span text:style-name="T3">Ya.ru</text:span></text:a></text:p>
      <text:p text:style-name="P2">Paragraph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
  </meta:generator>
    <meta:creation-date>2006-08-13T17:28:20</meta:creation-date>
    <dc:date>2006-08-13T17:29:21</dc:date>
    <dc:language>ru-RU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